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9000002DAEE13219F.jpg" manifest:media-type="image/jpeg"/>
  <manifest:file-entry manifest:full-path="Pictures/100000000000026F000001D153E35C15.png" manifest:media-type="image/png"/>
  <manifest:file-entry manifest:full-path="Pictures/100000000000018C0000012822BF179D.jpg" manifest:media-type="image/jpeg"/>
  <manifest:file-entry manifest:full-path="Pictures/1000000000000119000001149A3E243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cm" fo:min-width="1.418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84cm" svg:height="3.029cm" svg:x="4.49cm" svg:y="5.718cm">
          <draw:image xlink:href="Pictures/1000000000000119000001149A3E243E.jpg" xlink:type="simple" xlink:show="embed" xlink:actuate="onLoad">
            <text:p/>
          </draw:image>
        </draw:frame>
        <draw:line draw:style-name="gr2" draw:text-style-name="P1" draw:layer="layout" svg:x1="7.79cm" svg:y1="9.06cm" svg:x2="6.61cm" svg:y2="6.85cm">
          <text:p/>
        </draw:line>
        <draw:frame draw:style-name="gr3" draw:text-style-name="P2" draw:layer="layout" svg:width="1.493cm" svg:height="0.763cm" svg:x="6.787cm" svg:y="8.857cm">
          <draw:text-box>
            <text:p><text:span text:style-name="T1">pin 1</text:span></text:p>
          </draw:text-box>
        </draw:frame>
        <draw:frame draw:style-name="gr1" draw:text-style-name="P1" draw:layer="layout" svg:width="4.519cm" svg:height="3.625cm" svg:x="8.2cm" svg:y="5.705cm">
          <draw:image xlink:href="Pictures/100000000000018C0000012822BF179D.jpg" xlink:type="simple" xlink:show="embed" xlink:actuate="onLoad">
            <text:p/>
          </draw:image>
        </draw:frame>
        <draw:frame draw:style-name="gr1" draw:text-style-name="P1" draw:layer="layout" svg:width="4.649cm" svg:height="3.47cm" svg:x="13.011cm" svg:y="5.65cm">
          <draw:image xlink:href="Pictures/100000000000026F000001D153E35C15.png" xlink:type="simple" xlink:show="embed" xlink:actuate="onLoad">
            <text:p/>
          </draw:image>
        </draw:frame>
        <draw:frame draw:style-name="gr4" draw:text-style-name="P3" draw:layer="layout" svg:width="2.28cm" svg:height="0.649cm" svg:x="15.54cm" svg:y="8.89cm">
          <draw:text-box>
            <text:p><text:span text:style-name="T2">1 <text:s/>3 5 7 9</text:span></text:p>
          </draw:text-box>
        </draw:frame>
        <draw:g>
          <draw:custom-shape draw:style-name="gr5" draw:text-style-name="P1" draw:layer="layout" svg:width="1.94cm" svg:height="0.52cm" svg:x="15.69cm" svg:y="7.56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28cm" svg:height="0.649cm" svg:x="15.63cm" svg:y="7.53cm">
            <draw:text-box>
              <text:p><text:span text:style-name="T2">2 4 6 8 10</text:span></text:p>
            </draw:text-box>
          </draw:frame>
        </draw:g>
        <draw:custom-shape draw:style-name="gr6" draw:text-style-name="P1" draw:layer="layout" svg:width="0.83cm" svg:height="0.91cm" svg:x="15.78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14.556cm" svg:height="4.5cm" svg:x="3.68cm" svg:y="9.97cm">
          <draw:image xlink:href="Pictures/1000000000000939000002DAEE13219F.jpg" xlink:type="simple" xlink:show="embed" xlink:actuate="onLoad">
            <text:p/>
          </draw:image>
        </draw:frame>
        <draw:custom-shape draw:style-name="gr6" draw:text-style-name="P1" draw:layer="layout" svg:width="0.82cm" svg:height="0.69cm" svg:x="4.89cm" svg:y="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cm" svg:height="0.72cm" svg:x="6.5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2cm" svg:height="0.69cm" svg:x="6.0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2cm" svg:height="0.69cm" svg:x="4.17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3-09-17T11:55:02</meta:creation-date>
    <meta:generator>LibreOffice/4.2.8.2$Linux_X86_64 LibreOffice_project/420m0$Build-2</meta:generator>
    <dc:date>2016-06-10T11:38:47.744999108</dc:date>
    <meta:editing-duration>PT2H29M9S</meta:editing-duration>
    <meta:editing-cycles>16</meta:editing-cycles>
    <meta:document-statistic meta:object-count="15"/>
  </office:meta>
</office:document-meta>
</file>